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Inconsolata1" svg:font-family="Inconsolata" style:font-adornments="Regular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6.47mm"/>
    </style:style>
    <style:style style:name="co2" style:family="table-column">
      <style:table-column-properties fo:break-before="auto" style:column-width="53.62mm"/>
    </style:style>
    <style:style style:name="co3" style:family="table-column">
      <style:table-column-properties fo:break-before="auto" style:column-width="265.3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4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color="#000000" style:text-outline="false" style:text-line-through-style="none" style:font-name="Inconsolata" fo:font-size="12pt" fo:language="en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 fo:wrap-option="wrap"/>
      <style:text-properties fo:color="#000000" style:text-outline="false" style:text-line-through-style="none" style:font-name="Inconsolata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  <style:text-properties fo:color="#000000" style:font-name="Inconsolata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font-name="Inconsolata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font-name="Inconsolata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font-name="Inconsolata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Calls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Com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.1.1. <text:a xlink:href="http://samlinger.natmus.dk/CIP/doc/CIP.html#session_open" xlink:type="simple">session/open</text:a></text:p>
          </table:table-cell>
          <table:table-cell table:style-name="ce5"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.1.2. <text:a xlink:href="http://samlinger.natmus.dk/CIP/doc/CIP.html#session_close" xlink:type="simple">session/close</text:a></text:p>
          </table:table-cell>
          <table:table-cell table:style-name="ce5"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.2.1. <text:a xlink:href="http://samlinger.natmus.dk/CIP/doc/CIP.html#metadata_getcatalogs" xlink:type="simple">metadata/getcatalogs</text:a></text:p>
          </table:table-cell>
          <table:table-cell table:style-name="ce5"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.2.2. <text:a xlink:href="http://samlinger.natmus.dk/CIP/doc/CIP.html#metadata_gettables" xlink:type="simple">metadata/gettables</text:a></text:p>
          </table:table-cell>
          <table:table-cell table:style-name="ce5"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.2.3. <text:a xlink:href="http://samlinger.natmus.dk/CIP/doc/CIP.html#metadata_getlayout" xlink:type="simple">metadata/getlayout</text:a></text:p>
          </table:table-cell>
          <table:table-cell table:style-name="ce5"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.2.4. <text:a xlink:href="http://samlinger.natmus.dk/CIP/doc/CIP.html#metadata_search" xlink:type="simple">metadata/search</text:a></text:p>
          </table:table-cell>
          <table:table-cell table:style-name="ce5"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.2.5. <text:a xlink:href="http://samlinger.natmus.dk/CIP/doc/CIP.html#metadata_setfilterquery" xlink:type="simple">metadata/setfilterquery</text:a></text:p>
          </table:table-cell>
          <table:table-cell table:style-name="ce5" office:value-type="string" calcext:value-type="string">
            <text:p>?</text:p>
          </table:table-cell>
          <table:table-cell office:value-type="string" calcext:value-type="string">
            <text:p>Hmm. Should we let the SDK keep track of live filters that the developer can apply to all searches?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.2.6. <text:a xlink:href="http://samlinger.natmus.dk/CIP/doc/CIP.html#metadata_clearfilterquery" xlink:type="simple">metadata/clearfilterquery</text:a></text:p>
          </table:table-cell>
          <table:table-cell table:style-name="ce5" office:value-type="string" calcext:value-type="string">
            <text:p>?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.2.7. <text:a xlink:href="http://samlinger.natmus.dk/CIP/doc/CIP.html#metadata_getfieldvalues" xlink:type="simple">metadata/getfieldvalues</text:a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2.2.8. <text:a xlink:href="http://samlinger.natmus.dk/CIP/doc/CIP.html#metadata_setfieldvalues" xlink:type="simple">metadata/setfieldvalues</text:a></text:p>
          </table:table-cell>
          <table:table-cell table:style-name="ce5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.2.9. <text:a xlink:href="http://samlinger.natmus.dk/CIP/doc/CIP.html#metadata_createitem" xlink:type="simple">metadata/createitem</text:a></text:p>
          </table:table-cell>
          <table:table-cell table:style-name="ce5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.2.10. <text:a xlink:href="http://samlinger.natmus.dk/CIP/doc/CIP.html#metadata_getcategories" xlink:type="simple">metadata/getcategories</text:a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2.2.11. <text:a xlink:href="http://samlinger.natmus.dk/CIP/doc/CIP.html#metadata_createcategory" xlink:type="simple">metadata/createcategory</text:a></text:p>
          </table:table-cell>
          <table:table-cell table:style-name="ce5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.2.12. <text:a xlink:href="http://samlinger.natmus.dk/CIP/doc/CIP.html#metadata_assigntocategories" xlink:type="simple">metadata/assigntocategories</text:a></text:p>
          </table:table-cell>
          <table:table-cell table:style-name="ce5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.2.13. <text:a xlink:href="http://samlinger.natmus.dk/CIP/doc/CIP.html#metadata_detachfromcategories" xlink:type="simple">metadata/detachfromcategories</text:a></text:p>
          </table:table-cell>
          <table:table-cell table:style-name="ce5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.2.14. <text:a xlink:href="http://samlinger.natmus.dk/CIP/doc/CIP.html#metadata_deletecategory" xlink:type="simple">metadata/deletecategory</text:a></text:p>
          </table:table-cell>
          <table:table-cell table:style-name="ce5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.2.15. <text:a xlink:href="http://samlinger.natmus.dk/CIP/doc/CIP.html#metadata_getrelatedassets" xlink:type="simple">metadata/getrelatedassets</text:a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2.2.16. <text:a xlink:href="http://samlinger.natmus.dk/CIP/doc/CIP.html#metadata_linkrelatedasset" xlink:type="simple">metadata/linkrelatedasset</text:a></text:p>
          </table:table-cell>
          <table:table-cell table:style-name="ce5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.2.17. <text:a xlink:href="http://samlinger.natmus.dk/CIP/doc/CIP.html#metadata_unlinkrelatedasset" xlink:type="simple">metadata/unlinkrelatedasset</text:a></text:p>
          </table:table-cell>
          <table:table-cell table:style-name="ce5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.2.18. <text:a xlink:href="http://samlinger.natmus.dk/CIP/doc/CIP.html#metadata_getfieldstatistics" xlink:type="simple">metadata/getfieldstatistics</text:a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2.2.19. <text:a xlink:href="http://samlinger.natmus.dk/CIP/doc/CIP.html#metadata_sendcollectionlink" xlink:type="simple">metadata/sendcollectionlink</text:a></text:p>
          </table:table-cell>
          <table:table-cell table:style-name="ce5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.3.1. <text:a xlink:href="http://samlinger.natmus.dk/CIP/doc/CIP.html#preview_image" xlink:type="simple">preview/image</text:a></text:p>
          </table:table-cell>
          <table:table-cell table:style-name="ce5"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.3.2. <text:a xlink:href="http://samlinger.natmus.dk/CIP/doc/CIP.html#preview_purgecache" xlink:type="simple">preview/purgecache</text:a></text:p>
          </table:table-cell>
          <table:table-cell table:style-name="ce5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.3.3. <text:a xlink:href="http://samlinger.natmus.dk/CIP/doc/CIP.html#preview_thumbnail" xlink:type="simple">preview/thumbnail</text:a></text:p>
          </table:table-cell>
          <table:table-cell table:style-name="ce5"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.4.1. <text:a xlink:href="http://samlinger.natmus.dk/CIP/doc/CIP.html#asset_import" xlink:type="simple">asset/import</text:a></text:p>
          </table:table-cell>
          <table:table-cell table:style-name="ce5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.4.2. <text:a xlink:href="http://samlinger.natmus.dk/CIP/doc/CIP.html#asset_update" xlink:type="simple">asset/update</text:a></text:p>
          </table:table-cell>
          <table:table-cell table:style-name="ce5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.4.3. <text:a xlink:href="http://samlinger.natmus.dk/CIP/doc/CIP.html#asset_download" xlink:type="simple">asset/download</text:a></text:p>
          </table:table-cell>
          <table:table-cell table:style-name="ce5"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.4.4. <text:a xlink:href="http://samlinger.natmus.dk/CIP/doc/CIP.html#asset_checkout" xlink:type="simple">asset/checkout</text:a></text:p>
          </table:table-cell>
          <table:table-cell table:style-name="ce5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.4.5. <text:a xlink:href="http://samlinger.natmus.dk/CIP/doc/CIP.html#asset_checkin" xlink:type="simple">asset/checkin</text:a></text:p>
          </table:table-cell>
          <table:table-cell table:style-name="ce5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.4.6. <text:a xlink:href="http://samlinger.natmus.dk/CIP/doc/CIP.html#asset_undocheckout" xlink:type="simple">asset/undocheckout</text:a></text:p>
          </table:table-cell>
          <table:table-cell table:style-name="ce5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.4.7. <text:a xlink:href="http://samlinger.natmus.dk/CIP/doc/CIP.html#asset_rollback" xlink:type="simple">asset/rollback</text:a></text:p>
          </table:table-cell>
          <table:table-cell table:style-name="ce5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.4.8. <text:a xlink:href="http://samlinger.natmus.dk/CIP/doc/CIP.html#asset_getversions" xlink:type="simple">asset/getversions</text:a></text:p>
          </table:table-cell>
          <table:table-cell table:style-name="ce5"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.4.9. <text:a xlink:href="http://samlinger.natmus.dk/CIP/doc/CIP.html#asset_delete" xlink:type="simple">asset/delete</text:a></text:p>
          </table:table-cell>
          <table:table-cell table:style-name="ce5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.5.1. <text:a xlink:href="http://samlinger.natmus.dk/CIP/doc/CIP.html#comments_get" xlink:type="simple">comments/get</text:a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2.5.2. <text:a xlink:href="http://samlinger.natmus.dk/CIP/doc/CIP.html#comments_getthread" xlink:type="simple">comments/getthread</text:a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2.5.3. <text:a xlink:href="http://samlinger.natmus.dk/CIP/doc/CIP.html#comments_add" xlink:type="simple">comments/add</text:a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2.5.4. <text:a xlink:href="http://samlinger.natmus.dk/CIP/doc/CIP.html#comments_addcomment" xlink:type="simple">comments/addcomment</text:a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2.5.5. <text:a xlink:href="http://samlinger.natmus.dk/CIP/doc/CIP.html#comments_adddiscussion" xlink:type="simple">comments/adddiscussion</text:a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2.5.6. <text:a xlink:href="http://samlinger.natmus.dk/CIP/doc/CIP.html#comments_updatecoordinates" xlink:type="simple">comments/updatecoordinates</text:a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2.5.7. <text:a xlink:href="http://samlinger.natmus.dk/CIP/doc/CIP.html#comments_updatecomment" xlink:type="simple">comments/updatecomment</text:a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2.5.8. <text:a xlink:href="http://samlinger.natmus.dk/CIP/doc/CIP.html#comments_updatediscussion" xlink:type="simple">comments/updatediscussion</text:a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2.5.9. <text:a xlink:href="http://samlinger.natmus.dk/CIP/doc/CIP.html#comments_deletethread" xlink:type="simple">comments/deletethread</text:a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2.5.10. <text:a xlink:href="http://samlinger.natmus.dk/CIP/doc/CIP.html#comments_deletecomment" xlink:type="simple">comments/deletecomment</text:a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2.5.11. <text:a xlink:href="http://samlinger.natmus.dk/CIP/doc/CIP.html#comments_deletediscussion" xlink:type="simple">comments/deletediscussion</text:a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2.6.1. <text:a xlink:href="http://samlinger.natmus.dk/CIP/doc/CIP.html#location_list" xlink:type="simple">location/list</text:a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2.6.2. <text:a xlink:href="http://samlinger.natmus.dk/CIP/doc/CIP.html#location_createdir" xlink:type="simple">location/createdir</text:a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2.6.3. <text:a xlink:href="http://samlinger.natmus.dk/CIP/doc/CIP.html#location_copy" xlink:type="simple">location/copy</text:a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2.6.4. <text:a xlink:href="http://samlinger.natmus.dk/CIP/doc/CIP.html#location_move" xlink:type="simple">location/move</text:a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2.6.5. <text:a xlink:href="http://samlinger.natmus.dk/CIP/doc/CIP.html#location_delete" xlink:type="simple">location/delete</text:a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2.7.1. <text:a xlink:href="http://samlinger.natmus.dk/CIP/doc/CIP.html#developer_describe" xlink:type="simple">developer/describe</text:a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2.8.1. <text:a xlink:href="http://samlinger.natmus.dk/CIP/doc/CIP.html#configuration_getclientconfiguration" xlink:type="simple">configuration/getclientconfiguration</text:a></text:p>
          </table:table-cell>
          <table:table-cell table:style-name="ce5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.8.2. <text:a xlink:href="http://samlinger.natmus.dk/CIP/doc/CIP.html#configuration_getview" xlink:type="simple">configuration/getview</text:a></text:p>
          </table:table-cell>
          <table:table-cell table:style-name="ce5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.9.1. <text:a xlink:href="http://samlinger.natmus.dk/CIP/doc/CIP.html#system_getversion" xlink:type="simple">system/getversion</text:a></text:p>
          </table:table-cell>
          <table:table-cell table:style-name="ce5" office:value-type="string" calcext:value-type="string">
            <text:p>X</text:p>
          </table:table-cell>
          <table:table-cell table:number-columns-repeated="1022"/>
        </table:table-row>
        <table:table-row table:style-name="ro1" table:number-rows-repeated="1048513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services_operation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Inconsolata" svg:font-family="Inconsolata" style:font-pitch="fixed"/>
    <style:font-face style:name="Inconsolata1" svg:font-family="Inconsolata" style:font-adornments="Regular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style:font-name="Inconsolata1" fo:font-family="Inconsolata" style:font-style-name="Regular" style:font-pitch="fixed" fo:font-weight="normal"/>
    </style:style>
    <style:style style:name="Untitled2" style:family="table-cell" style:parent-style-name="Default">
      <style:table-cell-properties fo:background-color="#3deb3d"/>
      <style:text-properties style:font-name="Inconsolata1" fo:font-family="Inconsolata" style:font-style-name="Regular" style:font-pitch="fixed" fo:font-size="12pt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1:46:22.298974690</meta:creation-date>
    <dc:date>2013-12-19T00:00:05.768924089</dc:date>
    <meta:editing-duration>PT7H28M12S</meta:editing-duration>
    <meta:editing-cycles>2</meta:editing-cycles>
    <meta:generator>LibreOffice/4.1.3.2$Linux_X86_64 LibreOffice_project/410m0$Build-2</meta:generator>
    <meta:document-statistic meta:table-count="1" meta:cell-count="90" meta:object-count="0"/>
  </office:meta>
</office:document-meta>
</file>